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110000072FA498D5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margin-left="-0.7874in" fo:text-align="center" style:justify-single-word="false"/>
    </style:style>
    <style:style style:name="T1" style:family="text">
      <style:text-properties fo:color="#ffffff" loext:opacity="100%" fo:font-family="'Arial Black'" style:font-family-generic="swiss" style:font-pitch="variable" fo:font-size="20pt" style:font-size-asian="20pt" style:font-size-complex="20pt">
        <loext:char-complex-color loext:theme-type="light1" loext:color-type="theme"/>
      </style:text-properties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GoBack"/><draw:frame draw:style-name="fr1" draw:name="Рисунок 2" text:anchor-type="char" svg:x="-0.8028in" svg:y="-0.0417in" svg:width="11.7083in" svg:height="8.3453in" draw:z-index="0"><draw:image xlink:href="Pictures/1000000100000A110000072FA498D5F5.png" xlink:type="simple" xlink:show="embed" xlink:actuate="onLoad" draw:mime-type="image/png"/></draw:frame><text:bookmark-end text:name="_GoBack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 loext:marker-style-name="T1"><text:span text:style-name="T1">ИВАНОВ ИВАН ИВАНОВИЧ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in" fo:margin-bottom="0.5902in" fo:margin-left="0.7874in" fo:margin-right="0.0772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oman To</meta:initial-creator>
    <meta:editing-cycles>4</meta:editing-cycles>
    <meta:print-date>2025-03-03T06:12:00</meta:print-date>
    <meta:creation-date>2025-03-19T14:38:00</meta:creation-date>
    <dc:date>2025-03-28T20:28:01.558121414</dc:date>
    <meta:editing-duration>PT11M</meta:editing-duration>
    <meta:generator>LibreOffice/25.2.1.2$Linux_X86_64 LibreOffice_project/520$Build-2</meta:generator>
    <meta:document-statistic meta:table-count="0" meta:image-count="1" meta:object-count="0" meta:page-count="1" meta:paragraph-count="1" meta:word-count="3" meta:character-count="20" meta:non-whitespace-character-count="18"/>
    <meta:user-defined meta:name="AppVersion">16.0000</meta:user-defined>
    <meta:template xlink:type="simple" xlink:actuate="onRequest" xlink:title="Normal.dotm" xlink:href=""/>
  </office:meta>
</office:document-meta>
</file>